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E000001D421BE585B8B6CC1E5.png" manifest:media-type="image/png"/>
  <manifest:file-entry manifest:full-path="Pictures/100000010000053300000337EFBCE7F0EAB9B9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1e6a39" draw:textarea-horizontal-align="justify" draw:textarea-vertical-align="middle" draw:auto-grow-height="false" fo:min-height="0.25cm" fo:min-width="1.032cm"/>
    </style:style>
    <style:style style:name="P1" style:family="paragraph">
      <style:paragraph-properties fo:text-align="center"/>
    </style:style>
    <style:style style:name="P2" style:family="paragraph">
      <loext:graphic-properties draw:fill-color="#1e6a3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911cm" svg:height="9.838cm" svg:x="1.089cm" svg:y="1.735cm">
          <draw:image xlink:href="Pictures/100000010000053300000337EFBCE7F0EAB9B912.png" xlink:type="simple" xlink:show="embed" xlink:actuate="onLoad" draw:mime-type="image/png">
            <text:p/>
          </draw:image>
        </draw:frame>
        <draw:frame draw:style-name="gr1" draw:text-style-name="P1" draw:layer="layout" svg:width="7.038cm" svg:height="9cm" svg:x="19.212cm" svg:y="1.75cm">
          <draw:image xlink:href="Pictures/100000010000016E000001D421BE585B8B6CC1E5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1cm" svg:x="17.25cm" svg:y="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0:38:03.041645742</meta:creation-date>
    <dc:date>2024-08-27T10:40:05.136036770</dc:date>
    <meta:editing-duration>PT2M2S</meta:editing-duration>
    <meta:editing-cycles>1</meta:editing-cycles>
    <meta:document-statistic meta:object-count="3"/>
    <meta:generator>LibreOffice/7.3.7.2$Linux_X86_64 LibreOffice_project/30$Build-2</meta:generator>
  </office:meta>
</office:document-meta>
</file>